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variant="normal" fo:text-transform="none"/>
    </style:style>
    <style:style style:name="P2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officeooo:rsid="0006cecf" officeooo:paragraph-rsid="0006cecf"/>
    </style:style>
    <style:style style:name="P3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06cecf" officeooo:paragraph-rsid="0006cecf" style:font-weight-asian="bold" style:font-weight-complex="bold"/>
    </style:style>
    <style:style style:name="P4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083d62" officeooo:paragraph-rsid="00083d62" style:font-weight-asian="bold" style:font-weight-complex="bold"/>
    </style:style>
    <style:style style:name="P5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bold" officeooo:rsid="0008f25c" officeooo:paragraph-rsid="0008f25c" style:font-weight-asian="bold" style:font-weight-complex="bold"/>
    </style:style>
    <style:style style:name="P6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normal" officeooo:rsid="00083d62" officeooo:paragraph-rsid="00083d62" style:font-weight-asian="normal" style:font-weight-complex="normal"/>
    </style:style>
    <style:style style:name="P7" style:family="paragraph" style:parent-style-name="Standard">
      <loext:graphic-properties draw:fill-color="#ffffff"/>
      <style:paragraph-properties fo:margin-top="0in" fo:margin-bottom="0.139in" loext:contextual-spacing="false" fo:padding="0in" fo:border="none"/>
      <style:text-properties fo:font-weight="normal" officeooo:rsid="0008f25c" officeooo:paragraph-rsid="0008f25c" style:font-weight-asian="normal" style:font-weight-complex="normal"/>
    </style:style>
    <style:style style:name="P8" style:family="paragraph" style:parent-style-name="Heading_20_2" style:master-page-name="Standard">
      <loext:graphic-properties draw:fill-color="#ffffff"/>
      <style:paragraph-properties fo:margin-top="0in" fo:margin-bottom="0.139in" loext:contextual-spacing="false" fo:text-align="center" style:justify-single-word="false" style:page-number="1" fo:padding="0in" fo:border="none"/>
      <style:text-properties fo:font-variant="normal" fo:text-transform="none"/>
    </style:style>
    <style:style style:name="T1" style:family="text">
      <style:text-properties officeooo:rsid="00083d6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riterion F: Feedback from client</text:p>
      <text:p text:style-name="P1"/>
      <text:p text:style-name="P3">Are you satisfied with the final product?</text:p>
      <text:p text:style-name="P2">Yes, [the interface] is clean and easy to use.</text:p>
      <text:p text:style-name="P5">Have the following requirements been met?</text:p>
      <text:p text:style-name="P5"><text:span text:style-name="T4">The extension will be compatible with Firefox and Chrome:</text:span><text:span text:style-name="T2"> Yes</text:span></text:p>
      <text:p text:style-name="P5"><text:span text:style-name="T4">Clicking on the extension icon will reveal an interface that provides the tools you asked for:</text:span><text:span text:style-name="T2"> Yes</text:span></text:p>
      <text:p text:style-name="P5"><text:span text:style-name="T4">This interface will have a utility for searching PDF attachments:</text:span> <text:span text:style-name="T2">Yes</text:span></text:p>
      <text:p text:style-name="P5"><text:span text:style-name="T4">The interface will have calculators, which are automatically filled with information from the record, but may also be used on any site:</text:span> <text:span text:style-name="T2">Yes</text:span></text:p>
      <text:p text:style-name="P7"><text:span text:style-name="T3">The interface will have a button to open an editor with a feature to auto-fill information from templates:</text:span> No</text:p>
      <text:p text:style-name="P3">Are there any <text:span text:style-name="T1">aspects of the product you would like to be improved?</text:span></text:p>
      <text:p text:style-name="P6">I would like to be able to enter drug dosages in mg/m^2</text:p>
      <text:p text:style-name="P6">I wish searching showed thumbnails of the documents that are found</text:p>
      <text:p text:style-name="P6">It would be nice if there was a tool for working with growth models</text:p>
      <text:p text:style-name="P6">When I move my mouse to enter information, sometimes I accidentally select a different tool</text:p>
      <text:p text:style-name="P4">Have you been happy with the level of consultation throughout the development of the product?</text:p>
      <text:p text:style-name="P6">Y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3335in" fo:margin-bottom="0in" loext:contextual-spacing="true" fo:line-height="100%" fo:keep-together="always" fo:padding="0in" fo:border="none" fo:keep-with-next="always"/>
      <style:text-properties fo:font-variant="normal" fo:text-transform="none" fo:color="#365f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4f81bd" style:font-name="Cambria" fo:font-family="Cambria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139in" fo:margin-bottom="0in" loext:contextual-spacing="true" fo:line-height="100%" fo:keep-together="always" fo:padding="0in" fo:border="none" fo:keep-with-next="always"/>
      <style:text-properties fo:font-variant="normal" fo:text-transform="none"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.2083in" loext:contextual-spacing="true" fo:line-height="100%" fo:padding="0in" fo:border="none"/>
      <style:text-properties fo:font-variant="normal" fo:text-transform="none" fo:color="#17365d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top="0in" fo:margin-bottom="0in" loext:contextual-spacing="true" fo:padding="0in" fo:border="none"/>
      <style:text-properties fo:font-variant="normal" fo:text-transform="none"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15:29:25.455088414</dc:date>
    <dc:creator>Ben Burrill</dc:creator>
    <meta:editing-duration>PT10M7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1" meta:paragraph-count="16" meta:word-count="188" meta:character-count="1080" meta:non-whitespace-character-count="908"/>
  </office:meta>
</office:document-meta>
</file>